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3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C4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A5" style:family="table-cell" style:data-style-name="N10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.423cm" fo:margin-bottom="0.423cm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font-size="10pt" fo:language="ru" fo:country="RU" style:font-size-asian="10pt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color="#000000" fo:font-size="10pt" style:font-size-asian="10pt" style:font-size-complex="10pt"/>
    </style:style>
    <style:style style:name="P9" style:family="paragraph" style:parent-style-name="List_20_Paragraph">
      <style:paragraph-properties fo:margin-left="0cm" fo:margin-right="0cm" fo:margin-top="0cm" fo:margin-bottom="0cm" fo:text-indent="0cm" style:auto-text-indent="false"/>
      <style:text-properties style:use-window-font-color="true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1" style:family="paragraph" style:parent-style-name="List_20_Paragraph" style:list-style-name="WWNum5">
      <style:paragraph-properties fo:margin-top="0.432cm" fo:margin-bottom="0.432cm"/>
      <style:text-properties fo:font-size="10pt" style:font-size-asian="10pt" style:font-size-complex="10pt"/>
    </style:style>
    <style:style style:name="P12" style:family="paragraph" style:parent-style-name="List_20_Paragraph" style:list-style-name="WWNum5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List_20_Paragraph" style:list-style-name="WWNum1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List_20_Paragraph" style:list-style-name="WWNum5">
      <style:paragraph-properties fo:margin-top="0cm" fo:margin-bottom="0cm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15" style:family="paragraph" style:parent-style-name="List_20_Paragraph" style:list-style-name="WWNum1">
      <style:paragraph-properties fo:margin-top="0cm" fo:margin-bottom="0cm"/>
      <style:text-properties fo:font-size="10pt" fo:language="en" fo:country="US" style:font-size-asian="10pt" style:font-size-complex="10pt"/>
    </style:style>
    <style:style style:name="P16" style:family="paragraph" style:parent-style-name="List_20_Paragraph" style:list-style-name="WWNum1">
      <style:paragraph-properties fo:margin-top="0cm" fo:margin-bottom="0cm"/>
      <style:text-properties style:font-name="Calibri1" fo:font-size="10pt" fo:language="en" fo:country="US" style:font-size-asian="10pt" style:font-size-complex="10pt"/>
    </style:style>
    <style:style style:name="P17" style:family="paragraph" style:parent-style-name="List_20_Paragraph" style:list-style-name="WWNum1">
      <style:paragraph-properties fo:margin-top="0cm" fo:margin-bottom="0cm" fo:orphans="2" fo:widows="2" style:writing-mode="lr-tb"/>
      <style:text-properties style:use-window-font-color="true" style:font-name="Calibri1" fo:font-size="10pt" style:font-size-asian="10pt" style:font-size-complex="10pt"/>
    </style:style>
    <style:style style:name="P18" style:family="paragraph" style:parent-style-name="List_20_Paragraph" style:list-style-name="WWNum1">
      <style:paragraph-properties fo:margin-top="0cm" fo:margin-bottom="0cm" fo:orphans="2" fo:widows="2" style:writing-mode="lr-tb"/>
      <style:text-properties style:use-window-font-color="true" style:font-name="Calibri1" fo:font-size="10pt" fo:language="ru" fo:country="RU" style:font-size-asian="10pt" style:font-size-complex="10pt"/>
    </style:style>
    <style:style style:name="P19" style:family="paragraph" style:parent-style-name="List_20_Paragraph" style:list-style-name="WWNum5">
      <style:paragraph-properties fo:margin-top="0.423cm" fo:margin-bottom="0.423cm"/>
      <style:text-properties fo:font-size="10pt" style:font-size-asian="10pt" style:font-size-complex="10pt"/>
    </style:style>
    <style:style style:name="P20" style:family="paragraph" style:parent-style-name="List_20_Paragraph" style:list-style-name="WWNum5">
      <style:paragraph-properties fo:margin-left="1.249cm" fo:margin-right="0cm" fo:margin-top="0.432cm" fo:margin-bottom="0.432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21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22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List_20_Paragraph" style:list-style-name="WWNum5">
      <style:paragraph-properties fo:margin-left="2.498cm" fo:margin-right="0cm" fo:margin-top="0cm" fo:margin-bottom="0cm" fo:text-indent="-0.635cm" style:auto-text-indent="false"/>
      <style:text-properties style:use-window-font-color="true" fo:font-size="10pt" fo:language="ru" fo:country="RU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fo:language="en" fo:country="US"/>
    </style:style>
    <style:style style:name="T5" style:family="text">
      <style:text-properties fo:font-weight="bold" style:font-weight-asian="bold"/>
    </style:style>
    <style:style style:name="T6" style:family="text">
      <style:text-properties style:use-window-font-color="true"/>
    </style:style>
    <style:style style:name="T7" style:family="text">
      <style:text-properties fo:language="ru" fo:country="RU"/>
    </style:style>
    <style:style style:name="T8" style:family="text">
      <style:text-properties fo:font-variant="normal" fo:text-transform="none" fo:letter-spacing="normal" fo:font-style="normal" fo:font-weight="norm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лан индивидуального развития младшего тестировщика Аладьева Романа.</text:p>
      <text:p text:style-name="P1">Основные рабочие активности и практические навыки до 31.12.2017:</text:p>
      <text:list xml:id="list1856597419323769822" text:style-name="WWNum5">
        <text:list-item>
          <text:p text:style-name="P11"><text:span text:style-name="T6">Выполнение</text:span> работ по ручному тестированию, в рамках проектов компании.</text:p>
          <text:list>
            <text:list-item>
              <text:p text:style-name="P12">Подготовка данных для тестирования</text:p>
            </text:list-item>
            <text:list-item>
              <text:p text:style-name="P12">Ручное тестирование <text:span text:style-name="T1">web-</text:span>приложений</text:p>
            </text:list-item>
            <text:list-item>
              <text:p text:style-name="P12">Ручное тестирование <text:span text:style-name="T1">desktop-</text:span>приложений</text:p>
            </text:list-item>
            <text:list-item>
              <text:p text:style-name="P12">Ручное тестирование приложений для мобильных платформ.</text:p>
            </text:list-item>
          </text:list>
        </text:list-item>
        <text:list-item>
          <text:p text:style-name="P19">Выполнение работ по тест-дизайн</text:p>
          <text:list>
            <text:list-item>
              <text:p text:style-name="P12">Определение и обоснование требуемых данных для тестирования.</text:p>
            </text:list-item>
            <text:list-item>
              <text:p text:style-name="P12">Определение и разработка тестовых сценариев, на тех проектах, где ведется полная тестовая документация.</text:p>
            </text:list-item>
            <text:list-item>
              <text:p text:style-name="P12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2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4">Использование инструмента управления тестовой документацией, принятого на проекте.</text:p>
            </text:list-item>
            <text:list-item>
              <text:p text:style-name="P14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20">Выполнение работ по нагрузочному тестированию и разработки скриптов для <text:span text:style-name="T1">Apache Jmeter </text:span>в рамках проектов компании.</text:p>
          <text:list>
            <text:list-item>
              <text:p text:style-name="P21">Разработка скриптов на Apache jMeter для нагрузочного и функционального тестирования приложений и сервисов.</text:p>
            </text:list-item>
            <text:list-item>
              <text:p text:style-name="P21">Подготовка необходимых данных для тестирования<text:span text:style-name="T5">.</text:span></text:p>
            </text:list-item>
            <text:list-item>
              <text:p text:style-name="P23">Запуск тестов нагрузочного тестирования на рабочей станции (локально, удаленно) или на облачном решении генератора нагрузки (Blazemeter).</text:p>
            </text:list-item>
            <text:list-item>
              <text:p text:style-name="P22">Сбор и анализ метрик производительности.</text:p>
            </text:list-item>
            <text:list-item>
              <text:p text:style-name="P23">Сбор и анализ результатов использования ресурсов.</text:p>
            </text:list-item>
            <text:list-item>
              <text:p text:style-name="P23">Поддержание скриптов нагрузочного тестирования в актуальном состоянии в репозитории.</text:p>
            </text:list-item>
            <text:list-item>
              <text:p text:style-name="P23">Документирование выполненных работ.</text:p>
            </text:list-item>
          </text:list>
        </text:list-item>
      </text:list>
      <text:p text:style-name="P9"/>
      <text:p text:style-name="P2">Теоретические знания и практические навыки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5">1.</text:p>
          </table:table-cell>
          <table:table-cell table:style-name="Table1.A1" office:value-type="string">
            <text:p text:style-name="P5">Знание теоретических основ тестирования приложений, согласно <text:span text:style-name="T1">ISTQB</text:span> <text:span text:style-name="T1">foundation</text:span> <text:span text:style-name="T1">level</text:span>. (главы 1-4)</text:p>
          </table:table-cell>
          <table:table-cell table:style-name="Table1.A1" office:value-type="string">
            <text:p text:style-name="P6"><text:span text:style-name="T7">30.06.</text:span>17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8">Знание основных элементов архитектуры web- приложений. </text:p>
          </table:table-cell>
          <table:table-cell table:style-name="Table1.C3" office:value-type="date" office:date-value="2017-08-31">
            <text:p text:style-name="P7">31.08.17</text:p>
          </table:table-cell>
        </table:table-row>
        <table:table-row table:style-name="Table1.1">
          <table:table-cell table:style-name="Table1.A4" office:value-type="float" office:value="42889">
            <text:p text:style-name="P7">3.</text:p>
          </table:table-cell>
          <table:table-cell table:style-name="Table1.B4" office:value-type="string">
            <text:p text:style-name="P8">Знание структуры протоколов пркладного и транспортного уровней: <text:span text:style-name="T1">TCP, UDP, MQTT, XMPP, HTTP,</text:span></text:p>
          </table:table-cell>
          <table:table-cell table:style-name="Table1.C4" office:value-type="date" office:date-value="2017-12-31">
            <text:p text:style-name="P7">31.12.17</text:p>
          </table:table-cell>
        </table:table-row>
        <table:table-row table:style-name="Table1.1">
          <table:table-cell table:style-name="Table1.A5" office:value-type="float" office:value="42493">
            <text:p text:style-name="P5"><text:span text:style-name="T1">4</text:span>.</text:p>
          </table:table-cell>
          <table:table-cell table:style-name="Table1.A1" office:value-type="string">
            <text:p text:style-name="P5">Знание и умение пользоваться основными и продвинутыми техниками <text:s/>тест-дизайн.</text:p>
          </table:table-cell>
          <table:table-cell table:style-name="Table1.C3" office:value-type="date" office:date-value="2017-09-30">
            <text:p text:style-name="P7">30.09.17</text:p>
          </table:table-cell>
        </table:table-row>
        <table:table-row table:style-name="Table1.1">
          <table:table-cell table:style-name="Table1.A4" office:value-type="float" office:value="0">
            <text:p text:style-name="P5"><text:span text:style-name="T1">5</text:span>.</text:p>
          </table:table-cell>
          <table:table-cell table:style-name="Table1.B4" office:value-type="string">
            <text:p text:style-name="P5">Знание Apache jmeter. Знание и умение использовать основные компоненты jmeter для разработки нагрузочных и функциональных тестов.</text:p>
          </table:table-cell>
          <table:table-cell table:style-name="Table1.C4" office:value-type="date" office:date-value="2017-10-31">
            <text:p text:style-name="P7">31.10.1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6</text:span>.</text:p>
          </table:table-cell>
          <table:table-cell table:style-name="Table1.A1" office:value-type="string">
            <text:p text:style-name="P5"><text:span text:style-name="T3">Знание </text:span><text:span text:style-name="T3">основ нагрузочного тестирования приложений. Профиль нагрузки. Модель нагрузки. Нагрузочная точка. Зна</text:span><text:span text:style-name="T3">ние и понимание метрик производительности и использования ресурсов</text:span><text:span text:style-name="T3">.</text:span></text:p>
          </table:table-cell>
          <table:table-cell table:style-name="Table1.C3" office:value-type="date" office:date-value="2017-11-30">
            <text:p text:style-name="P7">30.11.17</text:p>
          </table:table-cell>
        </table:table-row>
        <table:table-row table:style-name="Table1.1">
          <table:table-cell table:style-name="Table1.B4" office:value-type="string">
            <text:p text:style-name="P5"><text:span text:style-name="T1">7</text:span>.</text:p>
          </table:table-cell>
          <table:table-cell table:style-name="Table1.B4" office:value-type="string">
            <text:p text:style-name="P5">Знание основных подходов в тестировании web приложений, desktop <text:soft-page-break/>приложений и приложений для мобильных платформ.</text:p>
          </table:table-cell>
          <table:table-cell table:style-name="Table1.C4" office:value-type="date" office:date-value="2017-07-31">
            <text:p text:style-name="P7">31.07.17</text:p>
          </table:table-cell>
        </table:table-row>
        <table:table-row table:style-name="Table1.1">
          <table:table-cell table:style-name="Table1.A4" office:value-type="float" office:value="42894">
            <text:p text:style-name="P6">8.</text:p>
          </table:table-cell>
          <table:table-cell table:style-name="Table1.B4" office:value-type="string">
            <text:p text:style-name="P5"><text:span text:style-name="T3">Знание основ тестирования безопасности приложений по </text:span><text:span text:style-name="T4">OWASP</text:span></text:p>
          </table:table-cell>
          <table:table-cell table:style-name="Table1.C4" office:value-type="date" office:date-value="2017-12-31">
            <text:p text:style-name="P6">31.12.17</text:p>
          </table:table-cell>
        </table:table-row>
      </table:table>
      <text:p text:style-name="P3"><text:span text:style-name="T5">Рекомендуемая литература (загружена в </text:span><text:span text:style-name="T2">Wiki</text:span><text:span text:style-name="T5"> проекта управления качеством):</text:span></text:p>
      <text:list xml:id="list3993147089493335392" text:style-name="WWNum1">
        <text:list-item>
          <text:p text:style-name="P13">Канер, Фолк. Тестирование программного обеспечения.</text:p>
        </text:list-item>
        <text:list-item>
          <text:p text:style-name="P15">Lee Copeland. Practitioner’s guide to software test design.</text:p>
        </text:list-item>
        <text:list-item>
          <text:p text:style-name="P13">Стандарт <text:span text:style-name="T1">RFC 2</text:span>6<text:span text:style-name="T1">16. HTTP </text:span>протокол.</text:p>
        </text:list-item>
        <text:list-item>
          <text:p text:style-name="P13">ISTQB foundation level syllabus 2011.</text:p>
        </text:list-item>
        <text:list-item>
          <text:p text:style-name="P13">Microsoft performance testing guide.</text:p>
        </text:list-item>
        <text:list-item>
          <text:p text:style-name="P16">OWASP security testing guide</text:p>
        </text:list-item>
        <text:list-item>
          <text:p text:style-name="P17"><text:span text:style-name="T8">Patrick Engebretson "The Basics of hacking and penetration testing"</text:span> .</text:p>
        </text:list-item>
        <text:list-item>
          <text:p text:style-name="P18">Просмотр учебного семинара по тестированию безопасност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editing-cycles>21</meta:editing-cycles>
    <meta:creation-date>2016-02-08T13:28:00</meta:creation-date>
    <dc:date>2017-06-14T14:28:56.93</dc:date>
    <meta:editing-duration>PT3H8M30S</meta:editing-duration>
    <meta:generator>OpenOffice/4.1.2$Win32 OpenOffice.org_project/412m3$Build-9782</meta:generator>
    <dc:creator>Firsanov Konstantin</dc:creator>
    <meta:document-statistic meta:table-count="1" meta:image-count="0" meta:object-count="0" meta:page-count="2" meta:paragraph-count="59" meta:word-count="392" meta:character-count="3054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